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RANSans" svg:font-family="IRANSans" style:font-family-generic="roman" style:font-pitch="variable" svg:panose-1="2 4 5 3 5 2 1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DefaultParagraphFont" style:family="text">
      <style:text-properties style:font-name="IRANSans" style:font-name-complex="IRANSans"/>
    </style:style>
    <style:style style:name="P3" style:parent-style-name="Standard" style:family="paragraph">
      <style:paragraph-properties fo:text-align="end"/>
    </style:style>
    <style:style style:name="T4" style:parent-style-name="DefaultParagraphFont" style:family="text">
      <style:text-properties style:font-name="IRANSans" style:font-name-complex="IRANSans"/>
    </style:style>
    <style:style style:name="P5" style:parent-style-name="Standard" style:family="paragraph">
      <style:paragraph-properties fo:text-align="end"/>
    </style:style>
    <style:style style:name="T6" style:parent-style-name="DefaultParagraphFont" style:family="text">
      <style:text-properties style:font-name="IRANSans" style:font-name-complex="IRANSans"/>
    </style:style>
    <style:style style:name="P7" style:parent-style-name="Standard" style:family="paragraph">
      <style:paragraph-properties fo:text-align="end"/>
    </style:style>
    <style:style style:name="T8" style:parent-style-name="DefaultParagraphFont" style:family="text">
      <style:text-properties style:font-name="IRANSans" style:font-name-complex="IRANSans"/>
    </style:style>
    <style:style style:name="T9" style:parent-style-name="DefaultParagraphFont" style:family="text">
      <style:text-properties style:font-name="IRANSans" style:font-name-complex="IRANSans"/>
    </style:style>
    <style:style style:name="P10" style:parent-style-name="Standard" style:family="paragraph">
      <style:paragraph-properties fo:text-align="end"/>
    </style:style>
    <style:style style:name="T11" style:parent-style-name="DefaultParagraphFont" style:family="text">
      <style:text-properties style:font-name="IRANSans" style:font-name-complex="IRANSans"/>
    </style:style>
    <style:style style:name="P12" style:parent-style-name="Standard" style:family="paragraph">
      <style:paragraph-properties fo:text-align="end"/>
    </style:style>
    <style:style style:name="T13" style:parent-style-name="DefaultParagraphFont" style:family="text">
      <style:text-properties style:font-name="IRANSans" style:font-name-complex="IRANSans"/>
    </style:style>
    <style:style style:name="P14" style:parent-style-name="Standard" style:family="paragraph">
      <style:paragraph-properties fo:text-align="end"/>
    </style:style>
    <style:style style:name="T15" style:parent-style-name="DefaultParagraphFont" style:family="text">
      <style:text-properties style:font-name="IRANSans" style:font-name-complex="IRANSans"/>
    </style:style>
    <style:style style:name="P16" style:parent-style-name="Standard" style:family="paragraph">
      <style:paragraph-properties fo:text-align="end"/>
    </style:style>
    <style:style style:name="T17" style:parent-style-name="DefaultParagraphFont" style:family="text">
      <style:text-properties style:font-name="IRANSans" style:font-name-complex="IRANSans"/>
    </style:style>
    <style:style style:name="P18" style:parent-style-name="Standard" style:family="paragraph">
      <style:paragraph-properties fo:text-align="end"/>
    </style:style>
    <style:style style:name="T19" style:parent-style-name="DefaultParagraphFont" style:family="text">
      <style:text-properties style:font-name="IRANSans" style:font-name-complex="IRANSans"/>
    </style:style>
    <style:style style:name="T20" style:parent-style-name="DefaultParagraphFont" style:family="text">
      <style:text-properties style:font-name="IRANSans" style:font-name-complex="IRANSans"/>
    </style:style>
    <style:style style:name="P21" style:parent-style-name="Standard" style:family="paragraph">
      <style:paragraph-properties fo:text-align="end"/>
    </style:style>
    <style:style style:name="T22" style:parent-style-name="DefaultParagraphFont" style:family="text">
      <style:text-properties style:font-name="IRANSans" style:font-name-complex="IRANSans"/>
    </style:style>
    <style:style style:name="P23" style:parent-style-name="Standard" style:family="paragraph">
      <style:paragraph-properties fo:text-align="end"/>
    </style:style>
    <style:style style:name="T24" style:parent-style-name="DefaultParagraphFont" style:family="text">
      <style:text-properties style:font-name="IRANSans" style:font-name-complex="IRANSans"/>
    </style:style>
    <style:style style:name="P25" style:parent-style-name="Standard" style:family="paragraph">
      <style:paragraph-properties fo:text-align="end"/>
      <style:text-properties style:font-name="IRANSans" style:font-name-complex="IRANSans"/>
    </style:style>
    <style:style style:name="P26" style:parent-style-name="Standard" style:family="paragraph">
      <style:paragraph-properties fo:text-align="end"/>
      <style:text-properties style:font-name="IRANSans" style:font-name-complex="IRANSans"/>
    </style:style>
    <style:style style:name="P27" style:parent-style-name="Standard" style:family="paragraph">
      <style:paragraph-properties fo:text-align="end"/>
      <style:text-properties style:font-name="IRANSans" style:font-name-complex="IRANSans"/>
    </style:style>
    <style:style style:name="P28" style:parent-style-name="Standard" style:family="paragraph">
      <style:paragraph-properties fo:text-align="end"/>
      <style:text-properties style:font-name="IRANSans" style:font-name-complex="IRANSans"/>
    </style:style>
    <style:style style:name="P29" style:parent-style-name="Standard" style:family="paragraph">
      <style:paragraph-properties fo:text-align="end"/>
      <style:text-properties style:font-name="IRANSans" style:font-name-complex="IRANSans"/>
    </style:style>
    <style:style style:name="P30" style:parent-style-name="Standard" style:family="paragraph">
      <style:paragraph-properties fo:text-align="end" fo:background-color="#AECF00"/>
    </style:style>
    <style:style style:name="T31" style:parent-style-name="DefaultParagraphFont" style:family="text">
      <style:text-properties style:font-name="IRANSans" style:font-name-complex="IRANSans"/>
    </style:style>
    <style:style style:name="P32" style:parent-style-name="Standard" style:family="paragraph">
      <style:paragraph-properties fo:text-align="end"/>
    </style:style>
    <style:style style:name="T33" style:parent-style-name="DefaultParagraphFont" style:family="text">
      <style:text-properties style:font-name="IRANSans" style:font-name-complex="IRANSans"/>
    </style:style>
    <style:style style:name="P34" style:parent-style-name="Standard" style:family="paragraph">
      <style:paragraph-properties fo:text-align="end"/>
    </style:style>
    <style:style style:name="T35" style:parent-style-name="DefaultParagraphFont" style:family="text">
      <style:text-properties style:font-name="IRANSans" style:font-name-complex="IRANSans"/>
    </style:style>
    <style:style style:name="T36" style:parent-style-name="DefaultParagraphFont" style:family="text">
      <style:text-properties style:font-name="IRANSans" style:font-name-complex="IRANSans"/>
    </style:style>
    <style:style style:name="P37" style:parent-style-name="Standard" style:family="paragraph">
      <style:paragraph-properties fo:text-align="end"/>
    </style:style>
    <style:style style:name="T38" style:parent-style-name="DefaultParagraphFont" style:family="text">
      <style:text-properties style:font-name="IRANSans" style:font-name-complex="IRANSans"/>
    </style:style>
    <style:style style:name="T39" style:parent-style-name="DefaultParagraphFont" style:family="text">
      <style:text-properties style:font-name="IRANSans" style:font-name-complex="IRANSans"/>
    </style:style>
    <style:style style:name="P40" style:parent-style-name="Standard" style:family="paragraph">
      <style:paragraph-properties fo:text-align="end"/>
    </style:style>
    <style:style style:name="T41" style:parent-style-name="DefaultParagraphFont" style:family="text">
      <style:text-properties style:font-name="IRANSans" style:font-name-complex="IRANSans"/>
    </style:style>
    <style:style style:name="P42" style:parent-style-name="Standard" style:family="paragraph">
      <style:paragraph-properties fo:text-align="end"/>
    </style:style>
    <style:style style:name="T43" style:parent-style-name="DefaultParagraphFont" style:family="text">
      <style:text-properties style:font-name="IRANSans" style:font-name-complex="IRANSans"/>
    </style:style>
  </office:automatic-styles>
  <office:body>
    <office:text text:use-soft-page-breaks="true">
      <text:p text:style-name="P1"><text:span text:style-name="T2">تغییر نام فیلد نوع به پسوند در جدول ضمیمه ها</text:span></text:p>
      <text:p text:style-name="P3"><text:span text:style-name="T4">تغییر نام فیلد مدل به نوع در جدول ضمیمه ها</text:span></text:p>
      <text:p text:style-name="P5"><text:span text:style-name="T6">حذف منحصر بفرد بودن نام فایل در جدول ضمیمه ها</text:span></text:p>
      <text:p text:style-name="P7"><text:span text:style-name="T8">حذف منحصر بفرد بودن ترکیب نام و پسوند در جدول<text:s/></text:span><text:span text:style-name="T9">ضمیمه ها</text:span></text:p>
      <text:p text:style-name="P10"><text:span text:style-name="T11">تغییر سایز فیلد پسوند فایل از ۱۰ به ۲۵۵ کاراکتر در جدول ضمیمه ها</text:span></text:p>
      <text:p text:style-name="P12"><text:span text:style-name="T13">حذف فیلد نام از جدول فایل‌ها و استفاده از آی دی به جای نام</text:span></text:p>
      <text:p text:style-name="P14"><text:span text:style-name="T15">حذف مقدار تعریف اولیه از فیلد وضعیت در جدول فایل‌ها</text:span></text:p>
      <text:p text:style-name="P16"><text:span text:style-name="T17">افزودن فیلد وضعیت به جدول فایل‌های ضمیمه</text:span></text:p>
      <text:p text:style-name="P18"><text:span text:style-name="T19">افزودن مقدار موقتی به فیلد وضع</text:span><text:span text:style-name="T20">یت در جدول فایل‌ها</text:span></text:p>
      <text:p text:style-name="P21"><text:span text:style-name="T22">افزودن شماره حسن و مهدی به دیتابیس برای جلوگیری از ثبت نام هر باره</text:span></text:p>
      <text:p text:style-name="P23"><text:span text:style-name="T24">افزودن مقدار جدید درحال انجام به فیلد وضعیت در جدول ضمیمه ها</text:span></text:p>
      <text:p text:style-name="P25"/>
      <text:p text:style-name="P26"/>
      <text:p text:style-name="P27"/>
      <text:p text:style-name="P28"/>
      <text:p text:style-name="P29"/>
      <text:p text:style-name="P30"><text:span text:style-name="T31">در ویندوز تصحیح شود</text:span></text:p>
      <text:p text:style-name="P32"><text:span text:style-name="T33">تغییر نوع فیلد آی دی در جدول فایل‌ها و جداول وابسته از عدد به عدد بزرگ</text:span></text:p>
      <text:p text:style-name="P34"><text:span text:style-name="T35">افزودن جدول ج</text:span><text:span text:style-name="T36">زئیات سطوح دسترسی</text:span></text:p>
      <text:p text:style-name="P37"><text:span text:style-name="T38">تغییر نوع فیلد آی دی در جدول کاربران و جداول وابسته از عدد کوچک</text:span><text:span text:style-name="T39"><text:s/>به عدد</text:span></text:p>
      <text:p text:style-name="P40"><text:span text:style-name="T41">ایجاد ارتباط بین جدول کاربران و جدول بخش‌های فایل ها</text:span></text:p>
      <text:p text:style-name="P42"><text:span text:style-name="T43">ایجاد جدول ساده از کاربران برای استفاده در سایر دیتابیس ها به عنوان کلید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RANSans" svg:font-family="IRANSans" style:font-family-generic="roman" style:font-pitch="variable" svg:panose-1="2 4 5 3 5 2 1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vad Evazzadeh</dc:creator>
    <meta:creation-date>2015-02-11T17:48:00Z</meta:creation-date>
    <dc:date>2015-04-11T18:52:00Z</dc:date>
    <meta:template xlink:href="Normal.dotm" xlink:type="simple"/>
    <meta:editing-cycles>21</meta:editing-cycles>
    <meta:editing-duration>PT2640S</meta:editing-duration>
    <meta:document-statistic meta:page-count="1" meta:paragraph-count="1" meta:word-count="135" meta:character-count="906" meta:row-count="6" meta:non-whitespace-character-count="772"/>
  </office:meta>
</office:document-meta>
</file>